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df54f07040" style:family="table" style:master-page-name="ta-mp-0x7fdf54f07040">
      <style:table-properties table:display="true" style:writing-mode="lr-tb"/>
    </style:style>
    <style:style style:name="ta-0x7fdf54f07230" style:family="table" style:master-page-name="ta-mp-0x7fdf54f07230">
      <style:table-properties table:display="true" style:writing-mode="lr-tb"/>
    </style:style>
    <style:style style:name="ta-0x7fdf54f07420" style:family="table" style:master-page-name="ta-mp-0x7fdf54f07420">
      <style:table-properties table:display="true" style:writing-mode="lr-tb"/>
    </style:style>
    <style:style style:name="ta-0x7fdf54f07610" style:family="table" style:master-page-name="ta-mp-0x7fdf54f07610">
      <style:table-properties table:display="true" style:writing-mode="lr-tb"/>
    </style:style>
    <style:style style:name="ta-0x7fdf54f07800" style:family="table" style:master-page-name="ta-mp-0x7fdf54f07800">
      <style:table-properties table:display="true" style:writing-mode="lr-tb"/>
    </style:style>
    <style:style style:name="ta-0x7fdf54f079f0" style:family="table" style:master-page-name="ta-mp-0x7fdf54f079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df54f1a45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a57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a6a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a7c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a8f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aa1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ab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a3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efd4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f54f1ad9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954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92f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ac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efd5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f54f1aeb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b23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b5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afe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b35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b6d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b92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942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967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b7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efd6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f54f1ba4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bdc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c13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bb7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bee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c26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c4b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91d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8e5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c3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efd7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f54f1c5d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c9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60d986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c70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ca7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60d987d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60d98a2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a20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9e8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60d988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efd8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f60d98b4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60d98ec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60d9923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60d98c7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60d98fe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60d9936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60d995b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99e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f19d6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60d994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54efd9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f60d996d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60d99a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60d99dc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60d9980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60d99b7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60d99ef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41.70pt" style:use-optimal-column-width="true"/>
    </style:style>
    <style:style style:name="ACOL-2" style:family="table-column"/>
    <style:style style:name="ACOL-3" style:family="table-column">
      <style:table-column-properties style:column-width="121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108.75pt" style:use-optimal-column-width="false"/>
    </style:style>
    <style:style style:name="ACOL-6" style:family="table-column">
      <style:table-column-properties style:column-width="73.84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  <style:style style:name="AROW-3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df54eec71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df54f9705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df54f9c41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df54fa0c10" table:allow-empty-cell="true" table:display-list="unsorted" table:base-cell-address="$'TestCase'.A9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df54fa1b10" table:allow-empty-cell="true" table:display-list="unsorted" table:base-cell-address="$'TestCase'.A11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df54fa3470" table:allow-empty-cell="true" table:display-list="unsorted" table:base-cell-address="$'TestCase'.A1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df54f07040" table:print="false">
        <office:forms form:automatic-focus="false" form:apply-design-mode="false">
          <form:form/>
        </office:forms>
        <table:table-column table:default-cell-style-name="ACE-0x7fdf54f1a328" table:style-name="ACOL-1"/>
        <table:table-column table:style-name="ACOL-0" table:number-columns-repeated="127"/>
        <table:table-row table:style-name="AROW-0">
          <table:table-cell table:style-name="ACE-0x7fdf54f1a45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df54f1a578" table:content-validation-name="VAL-0x7fdf54eec71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df54f1a6a0" table:content-validation-name="VAL-0x7fdf54f97050" office:value-type="string">
            <text:p>login</text:p>
          </table:table-cell>
          <table:table-cell table:number-columns-repeated="127" table:style-name="Gnumeric-default"/>
        </table:table-row>
        <table:table-row table:style-name="AROW-1">
          <table:table-cell table:style-name="ACE-0x7fdf54f1a7c8" table:content-validation-name="VAL-0x7fdf54f9c410" office:value-type="string">
            <text:p>SearchProduct</text:p>
          </table:table-cell>
          <table:table-cell table:number-columns-repeated="127" table:style-name="Gnumeric-default"/>
        </table:table-row>
        <table:table-row table:style-name="AROW-0">
          <table:table-cell table:style-name="ACE-0x7fdf54f1a8f0" table:content-validation-name="VAL-0x7fdf54fa0c10" office:value-type="string">
            <text:p>SortProductColumn</text:p>
          </table:table-cell>
          <table:table-cell table:number-columns-repeated="127" table:style-name="Gnumeric-default"/>
        </table:table-row>
        <table:table-row table:style-name="AROW-0">
          <table:table-cell table:style-name="ACE-0x7fdf54f1aa18" table:content-validation-name="VAL-0x7fdf54fa1b1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df54f1ab40" table:content-validation-name="VAL-0x7fdf54fa347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df54f07230" table:print="false">
        <office:forms form:automatic-focus="false" form:apply-design-mode="false">
          <form:form/>
        </office:forms>
        <table:table-column table:default-cell-style-name="ACE-0x7fdf54f1ac68" table:style-name="ACOL-3"/>
        <table:table-column table:default-cell-style-name="ACE-0x7fdf54f1ac68" table:style-name="ACOL-4"/>
        <table:table-column table:default-cell-style-name="ACE-0x7fdf54f1ac68" table:style-name="ACOL-5"/>
        <table:table-column table:default-cell-style-name="ACE-0x7fdf54f1ac68" table:style-name="ACOL-6"/>
        <table:table-column table:default-cell-style-name="ACE-0x7fdf54f1ac68" table:style-name="ACOL-7" table:number-columns-repeated="2"/>
        <table:table-column table:default-cell-style-name="ACE-0x7fdf54f1ac68" table:style-name="ACOL-8"/>
        <table:table-column table:default-cell-style-name="ACE-0x7fdf54f1ac68" table:style-name="ACOL-9"/>
        <table:table-column table:default-cell-style-name="ACE-0x7fdf54efd530" table:style-name="ACOL-0" table:number-columns-repeated="120"/>
        <table:table-row table:style-name="AROW-0">
          <table:table-cell table:style-name="ACE-0x7fdf54f1ad90" office:value-type="string">
            <text:p>User Name</text:p>
          </table:table-cell>
          <table:table-cell table:style-name="ACE-0x7fdf54f1aeb8" office:value-type="string">
            <text:p>Password</text:p>
          </table:table-cell>
          <table:table-cell table:style-name="ACE-0x7fdf54f1afe0" office:value-type="string">
            <text:p>SearchTextName</text:p>
          </table:table-cell>
          <table:table-cell table:number-columns-repeated="5" table:style-name="ACE-0x7fdf54f1ac68"/>
          <table:table-cell table:number-columns-repeated="120" table:style-name="ACE-0x7fdf54efd530"/>
        </table:table-row>
        <table:table-row table:style-name="AROW-0">
          <table:table-cell table:style-name="ACE-0x7fdf54f19548" office:value-type="string">
            <text:p>testshopclue@sc.com</text:p>
          </table:table-cell>
          <table:table-cell table:style-name="ACE-0x7fdf54f1b230" office:value-type="float" office:value="123456">
            <text:p>123456</text:p>
          </table:table-cell>
          <table:table-cell table:style-name="ACE-0x7fdf54f1b358" office:value-type="string">
            <text:p>Shirt</text:p>
          </table:table-cell>
          <table:table-cell table:number-columns-repeated="5" table:style-name="ACE-0x7fdf54f1ac68"/>
          <table:table-cell table:number-columns-repeated="120" table:style-name="ACE-0x7fdf54efd530"/>
        </table:table-row>
        <table:table-row table:style-name="AROW-0">
          <table:table-cell table:style-name="ACE-0x7fdf54f192f8" office:value-type="string">
            <text:p>testshopclue@sc.com</text:p>
          </table:table-cell>
          <table:table-cell table:style-name="ACE-0x7fdf54f1b5a8"/>
          <table:table-cell table:style-name="ACE-0x7fdf54f1b6d0"/>
          <table:table-cell table:number-columns-repeated="5" table:style-name="ACE-0x7fdf54f1ac68"/>
          <table:table-cell table:number-columns-repeated="120" table:style-name="ACE-0x7fdf54efd53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9">
          <table:table-cell table:number-columns-repeated="128" table:style-name="ACE-0x7fdf54efd53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2_TestData" table:style-name="ta-0x7fdf54f07420" table:print="false">
        <office:forms form:automatic-focus="false" form:apply-design-mode="false">
          <form:form/>
        </office:forms>
        <table:table-column table:default-cell-style-name="ACE-0x7fdf54f1b7f8" table:style-name="ACOL-3"/>
        <table:table-column table:default-cell-style-name="ACE-0x7fdf54f1b7f8" table:style-name="ACOL-4"/>
        <table:table-column table:default-cell-style-name="ACE-0x7fdf54f1b7f8" table:style-name="ACOL-5"/>
        <table:table-column table:default-cell-style-name="ACE-0x7fdf54f1b7f8" table:style-name="ACOL-6"/>
        <table:table-column table:default-cell-style-name="ACE-0x7fdf54f1b7f8" table:style-name="ACOL-7" table:number-columns-repeated="2"/>
        <table:table-column table:default-cell-style-name="ACE-0x7fdf54f1b7f8" table:style-name="ACOL-8"/>
        <table:table-column table:default-cell-style-name="ACE-0x7fdf54f1b7f8" table:style-name="ACOL-9"/>
        <table:table-column table:default-cell-style-name="ACE-0x7fdf54efd658" table:style-name="ACOL-0" table:number-columns-repeated="120"/>
        <table:table-row table:style-name="AROW-0">
          <table:table-cell table:style-name="ACE-0x7fdf54f1b920" office:value-type="string">
            <text:p>User Name</text:p>
          </table:table-cell>
          <table:table-cell table:style-name="ACE-0x7fdf54f1ba48" office:value-type="string">
            <text:p>Password</text:p>
          </table:table-cell>
          <table:table-cell table:style-name="ACE-0x7fdf54f1bb70" office:value-type="string">
            <text:p>SearchTextName</text:p>
          </table:table-cell>
          <table:table-cell table:number-columns-repeated="5" table:style-name="ACE-0x7fdf54f1b7f8"/>
          <table:table-cell table:number-columns-repeated="120" table:style-name="ACE-0x7fdf54efd658"/>
        </table:table-row>
        <table:table-row table:style-name="AROW-0">
          <table:table-cell table:style-name="ACE-0x7fdf54f19420" office:value-type="string">
            <text:p>testshopclue@sc.com</text:p>
          </table:table-cell>
          <table:table-cell table:style-name="ACE-0x7fdf54f1bdc0" office:value-type="float" office:value="123456">
            <text:p>123456</text:p>
          </table:table-cell>
          <table:table-cell table:style-name="ACE-0x7fdf54f1bee8" office:value-type="string">
            <text:p>Shirt</text:p>
          </table:table-cell>
          <table:table-cell table:number-columns-repeated="5" table:style-name="ACE-0x7fdf54f1b7f8"/>
          <table:table-cell table:number-columns-repeated="120" table:style-name="ACE-0x7fdf54efd658"/>
        </table:table-row>
        <table:table-row table:style-name="AROW-0">
          <table:table-cell table:style-name="ACE-0x7fdf54f19670" office:value-type="string">
            <text:p>testshopclue@sc.com</text:p>
          </table:table-cell>
          <table:table-cell table:style-name="ACE-0x7fdf54f1c138"/>
          <table:table-cell table:style-name="ACE-0x7fdf54f1c260"/>
          <table:table-cell table:number-columns-repeated="5" table:style-name="ACE-0x7fdf54f1b7f8"/>
          <table:table-cell table:number-columns-repeated="120" table:style-name="ACE-0x7fdf54efd65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df54efd65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3_TestData" table:style-name="ta-0x7fdf54f07610" table:print="false">
        <office:forms form:automatic-focus="false" form:apply-design-mode="false">
          <form:form/>
        </office:forms>
        <table:table-column table:default-cell-style-name="ACE-0x7fdf54f1c388" table:style-name="ACOL-3"/>
        <table:table-column table:default-cell-style-name="ACE-0x7fdf54f1c388" table:style-name="ACOL-4"/>
        <table:table-column table:default-cell-style-name="ACE-0x7fdf54f1c388" table:style-name="ACOL-5"/>
        <table:table-column table:default-cell-style-name="ACE-0x7fdf54f1c388" table:style-name="ACOL-6"/>
        <table:table-column table:default-cell-style-name="ACE-0x7fdf54f1c388" table:style-name="ACOL-7" table:number-columns-repeated="2"/>
        <table:table-column table:default-cell-style-name="ACE-0x7fdf54f1c388" table:style-name="ACOL-8"/>
        <table:table-column table:default-cell-style-name="ACE-0x7fdf54f1c388" table:style-name="ACOL-9"/>
        <table:table-column table:default-cell-style-name="ACE-0x7fdf54efd780" table:style-name="ACOL-0" table:number-columns-repeated="120"/>
        <table:table-row table:style-name="AROW-0">
          <table:table-cell table:style-name="ACE-0x7fdf54f1c4b0" office:value-type="string">
            <text:p>User Name</text:p>
          </table:table-cell>
          <table:table-cell table:style-name="ACE-0x7fdf54f1c5d8" office:value-type="string">
            <text:p>Password</text:p>
          </table:table-cell>
          <table:table-cell table:style-name="ACE-0x7fdf54f1c700" office:value-type="string">
            <text:p>SearchTextName</text:p>
          </table:table-cell>
          <table:table-cell table:number-columns-repeated="5" table:style-name="ACE-0x7fdf54f1c388"/>
          <table:table-cell table:number-columns-repeated="120" table:style-name="ACE-0x7fdf54efd780"/>
        </table:table-row>
        <table:table-row table:style-name="AROW-0">
          <table:table-cell table:style-name="ACE-0x7fdf54f191d0" office:value-type="string">
            <text:p>testshopclue@sc.com</text:p>
          </table:table-cell>
          <table:table-cell table:style-name="ACE-0x7fdf54f1c950" office:value-type="float" office:value="123456">
            <text:p>123456</text:p>
          </table:table-cell>
          <table:table-cell table:style-name="ACE-0x7fdf54f1ca78" office:value-type="string">
            <text:p>Shirt</text:p>
          </table:table-cell>
          <table:table-cell table:number-columns-repeated="5" table:style-name="ACE-0x7fdf54f1c388"/>
          <table:table-cell table:number-columns-repeated="120" table:style-name="ACE-0x7fdf54efd780"/>
        </table:table-row>
        <table:table-row table:style-name="AROW-0">
          <table:table-cell table:style-name="ACE-0x7fdf54f18e58" office:value-type="string">
            <text:p>testshopclue@sc.com</text:p>
          </table:table-cell>
          <table:table-cell table:style-name="ACE-0x7fdf60d986a8"/>
          <table:table-cell table:style-name="ACE-0x7fdf60d987d0"/>
          <table:table-cell table:number-columns-repeated="5" table:style-name="ACE-0x7fdf54f1c388"/>
          <table:table-cell table:number-columns-repeated="120" table:style-name="ACE-0x7fdf54efd78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df54efd78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4_TestData" table:style-name="ta-0x7fdf54f07800" table:print="false">
        <office:forms form:automatic-focus="false" form:apply-design-mode="false">
          <form:form/>
        </office:forms>
        <table:table-column table:default-cell-style-name="ACE-0x7fdf60d988f8" table:style-name="ACOL-3"/>
        <table:table-column table:default-cell-style-name="ACE-0x7fdf60d988f8" table:style-name="ACOL-4"/>
        <table:table-column table:default-cell-style-name="ACE-0x7fdf60d988f8" table:style-name="ACOL-5"/>
        <table:table-column table:default-cell-style-name="ACE-0x7fdf60d988f8" table:style-name="ACOL-6"/>
        <table:table-column table:default-cell-style-name="ACE-0x7fdf60d988f8" table:style-name="ACOL-7" table:number-columns-repeated="2"/>
        <table:table-column table:default-cell-style-name="ACE-0x7fdf60d988f8" table:style-name="ACOL-8"/>
        <table:table-column table:default-cell-style-name="ACE-0x7fdf60d988f8" table:style-name="ACOL-9"/>
        <table:table-column table:default-cell-style-name="ACE-0x7fdf54efd8a8" table:style-name="ACOL-0" table:number-columns-repeated="120"/>
        <table:table-row table:style-name="AROW-0">
          <table:table-cell table:style-name="ACE-0x7fdf60d98a20" office:value-type="string">
            <text:p>User Name</text:p>
          </table:table-cell>
          <table:table-cell table:style-name="ACE-0x7fdf60d98b48" office:value-type="string">
            <text:p>Password</text:p>
          </table:table-cell>
          <table:table-cell table:style-name="ACE-0x7fdf60d98c70" office:value-type="string">
            <text:p>SearchTextName</text:p>
          </table:table-cell>
          <table:table-cell table:number-columns-repeated="5" table:style-name="ACE-0x7fdf60d988f8"/>
          <table:table-cell table:number-columns-repeated="120" table:style-name="ACE-0x7fdf54efd8a8"/>
        </table:table-row>
        <table:table-row table:style-name="AROW-0">
          <table:table-cell table:style-name="ACE-0x7fdf54f1a200" office:value-type="string">
            <text:p>testshopclue@sc.com</text:p>
          </table:table-cell>
          <table:table-cell table:style-name="ACE-0x7fdf60d98ec0" office:value-type="float" office:value="123456">
            <text:p>123456</text:p>
          </table:table-cell>
          <table:table-cell table:style-name="ACE-0x7fdf60d98fe8" office:value-type="string">
            <text:p>Shirt</text:p>
          </table:table-cell>
          <table:table-cell table:number-columns-repeated="5" table:style-name="ACE-0x7fdf60d988f8"/>
          <table:table-cell table:number-columns-repeated="120" table:style-name="ACE-0x7fdf54efd8a8"/>
        </table:table-row>
        <table:table-row table:style-name="AROW-0">
          <table:table-cell table:style-name="ACE-0x7fdf54f19e88" office:value-type="string">
            <text:p>testshopclue@sc.com</text:p>
          </table:table-cell>
          <table:table-cell table:style-name="ACE-0x7fdf60d99238"/>
          <table:table-cell table:style-name="ACE-0x7fdf60d99360"/>
          <table:table-cell table:number-columns-repeated="5" table:style-name="ACE-0x7fdf60d988f8"/>
          <table:table-cell table:number-columns-repeated="120" table:style-name="ACE-0x7fdf54efd8a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df54efd8a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5_TestData" table:style-name="ta-0x7fdf54f079f0" table:print="false">
        <office:forms form:automatic-focus="false" form:apply-design-mode="false">
          <form:form/>
        </office:forms>
        <table:table-column table:default-cell-style-name="ACE-0x7fdf60d99488" table:style-name="ACOL-3"/>
        <table:table-column table:default-cell-style-name="ACE-0x7fdf60d99488" table:style-name="ACOL-4"/>
        <table:table-column table:default-cell-style-name="ACE-0x7fdf60d99488" table:style-name="ACOL-5"/>
        <table:table-column table:default-cell-style-name="ACE-0x7fdf60d99488" table:style-name="ACOL-6"/>
        <table:table-column table:default-cell-style-name="ACE-0x7fdf60d99488" table:style-name="ACOL-7" table:number-columns-repeated="2"/>
        <table:table-column table:default-cell-style-name="ACE-0x7fdf60d99488" table:style-name="ACOL-8"/>
        <table:table-column table:default-cell-style-name="ACE-0x7fdf60d99488" table:style-name="ACOL-9"/>
        <table:table-column table:default-cell-style-name="ACE-0x7fdf54efd9d0" table:style-name="ACOL-0" table:number-columns-repeated="120"/>
        <table:table-row table:style-name="AROW-0">
          <table:table-cell table:style-name="ACE-0x7fdf60d995b0" office:value-type="string">
            <text:p>User Name</text:p>
          </table:table-cell>
          <table:table-cell table:style-name="ACE-0x7fdf60d996d8" office:value-type="string">
            <text:p>Password</text:p>
          </table:table-cell>
          <table:table-cell table:style-name="ACE-0x7fdf60d99800" office:value-type="string">
            <text:p>SearchTextName</text:p>
          </table:table-cell>
          <table:table-cell table:number-columns-repeated="5" table:style-name="ACE-0x7fdf60d99488"/>
          <table:table-cell table:number-columns-repeated="120" table:style-name="ACE-0x7fdf54efd9d0"/>
        </table:table-row>
        <table:table-row table:style-name="AROW-0">
          <table:table-cell table:style-name="ACE-0x7fdf54f199e8" office:value-type="string">
            <text:p>testshopclue@sc.com</text:p>
          </table:table-cell>
          <table:table-cell table:style-name="ACE-0x7fdf60d99a50" office:value-type="float" office:value="123456">
            <text:p>123456</text:p>
          </table:table-cell>
          <table:table-cell table:style-name="ACE-0x7fdf60d99b78" office:value-type="string">
            <text:p>Shirt</text:p>
          </table:table-cell>
          <table:table-cell table:number-columns-repeated="5" table:style-name="ACE-0x7fdf60d99488"/>
          <table:table-cell table:number-columns-repeated="120" table:style-name="ACE-0x7fdf54efd9d0"/>
        </table:table-row>
        <table:table-row table:style-name="AROW-0">
          <table:table-cell table:style-name="ACE-0x7fdf54f19d60" office:value-type="string">
            <text:p>testshopclue@sc.com</text:p>
          </table:table-cell>
          <table:table-cell table:style-name="ACE-0x7fdf60d99dc8"/>
          <table:table-cell table:style-name="ACE-0x7fdf60d99ef0"/>
          <table:table-cell table:number-columns-repeated="5" table:style-name="ACE-0x7fdf60d99488"/>
          <table:table-cell table:number-columns-repeated="120" table:style-name="ACE-0x7fdf54efd9d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df54efd9d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df54f162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f54ecb6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f54f0fae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f5dc307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f5dc4e6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f54f0e6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df54f07040" style:display-name="TestCase" style:page-layout-name="pl-0x7fdf54f162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f54f07230" style:display-name="AQA1_TestData" style:page-layout-name="pl-0x7fdf54ecb6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f54f07420" style:display-name="AQA2_TestData" style:page-layout-name="pl-0x7fdf54f0fae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f54f07610" style:display-name="AQA3_TestData" style:page-layout-name="pl-0x7fdf5dc307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f54f07800" style:display-name="AQA4_TestData" style:page-layout-name="pl-0x7fdf5dc4e6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f54f079f0" style:display-name="AQA5_TestData" style:page-layout-name="pl-0x7fdf54f0e6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21:25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